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624a" officeooo:paragraph-rsid="000a624a" style:font-size-asian="14pt" style:font-size-complex="14pt"/>
    </style:style>
    <style:style style:name="P2" style:family="paragraph" style:parent-style-name="Standard">
      <style:text-properties fo:font-size="14pt" officeooo:rsid="000f3d10" officeooo:paragraph-rsid="000f3d10" style:font-size-asian="14pt" style:font-size-complex="14pt"/>
    </style:style>
    <style:style style:name="P3" style:family="paragraph" style:parent-style-name="Standard">
      <style:text-properties fo:font-size="14pt" officeooo:rsid="001311fb" officeooo:paragraph-rsid="001311fb" style:font-size-asian="14pt" style:font-size-complex="14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4pt" officeooo:rsid="001311fb" officeooo:paragraph-rsid="001311fb" style:font-size-asian="14pt" style:font-size-complex="14pt"/>
    </style:style>
    <style:style style:name="P5" style:family="paragraph" style:parent-style-name="Standard" style:list-style-name="L1">
      <style:text-properties officeooo:paragraph-rsid="00113b5c"/>
    </style:style>
    <style:style style:name="P6" style:family="paragraph" style:parent-style-name="Standard" style:list-style-name="L1">
      <style:text-properties fo:font-size="14pt" officeooo:rsid="000d1138" officeooo:paragraph-rsid="00113b5c" style:font-size-asian="14pt" style:font-size-complex="14pt"/>
    </style:style>
    <style:style style:name="P7" style:family="paragraph" style:parent-style-name="Standard" style:list-style-name="L3">
      <style:text-properties fo:font-size="14pt" officeooo:rsid="000d1138" officeooo:paragraph-rsid="000d1138" style:font-size-asian="14pt" style:font-size-complex="14pt"/>
    </style:style>
    <style:style style:name="P8" style:family="paragraph" style:parent-style-name="Standard" style:list-style-name="L2">
      <style:text-properties fo:font-size="14pt" officeooo:rsid="000a624a" officeooo:paragraph-rsid="000a624a" style:font-size-asian="14pt" style:font-size-complex="14pt"/>
    </style:style>
    <style:style style:name="P9" style:family="paragraph" style:parent-style-name="Standard" style:list-style-name="L3">
      <style:text-properties fo:font-size="14pt" officeooo:rsid="000a624a" officeooo:paragraph-rsid="000a624a" style:font-size-asian="14pt" style:font-size-complex="14pt"/>
    </style:style>
    <style:style style:name="P10" style:family="paragraph" style:parent-style-name="Standard" style:list-style-name="L3">
      <style:text-properties fo:font-size="14pt" officeooo:rsid="000d987f" officeooo:paragraph-rsid="000d987f" style:font-size-asian="14pt" style:font-size-complex="14pt"/>
    </style:style>
    <style:style style:name="P11" style:family="paragraph" style:parent-style-name="Standard" style:list-style-name="L3">
      <style:text-properties fo:font-size="14pt" officeooo:rsid="000f3d10" officeooo:paragraph-rsid="000f3d10" style:font-size-asian="14pt" style:font-size-complex="14pt"/>
    </style:style>
    <style:style style:name="P12" style:family="paragraph" style:parent-style-name="Standard" style:list-style-name="L3">
      <style:text-properties fo:font-size="14pt" officeooo:rsid="001311fb" officeooo:paragraph-rsid="001301c3" style:font-size-asian="14pt" style:font-size-complex="14pt"/>
    </style:style>
    <style:style style:name="P13" style:family="paragraph" style:parent-style-name="Standard" style:list-style-name="L3">
      <style:text-properties fo:font-size="14pt" officeooo:rsid="001311fb" officeooo:paragraph-rsid="001311fb" style:font-size-asian="14pt" style:font-size-complex="14pt"/>
    </style:style>
    <style:style style:name="P14" style:family="paragraph" style:parent-style-name="Standard" style:list-style-name="L3">
      <style:text-properties fo:font-size="14pt" officeooo:rsid="001301c3" officeooo:paragraph-rsid="001301c3" style:font-size-asian="14pt" style:font-size-complex="14pt"/>
    </style:style>
    <style:style style:name="P15" style:family="paragraph" style:parent-style-name="Standard" style:list-style-name="L3">
      <style:text-properties fo:font-size="14pt" officeooo:rsid="000bada6" officeooo:paragraph-rsid="000bada6" style:font-size-asian="14pt" style:font-size-complex="14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4pt" officeooo:rsid="001311fb" officeooo:paragraph-rsid="001311fb" style:font-size-asian="14pt" style:font-size-complex="14pt"/>
    </style:style>
    <style:style style:name="P17" style:family="paragraph" style:parent-style-name="Title">
      <style:text-properties fo:color="#0066cc"/>
    </style:style>
    <style:style style:name="P18" style:family="paragraph" style:parent-style-name="Heading_20_1">
      <style:text-properties fo:color="#0066ff" fo:font-size="22pt" style:font-size-asian="22pt" style:font-size-complex="22pt"/>
    </style:style>
    <style:style style:name="P19" style:family="paragraph" style:parent-style-name="Heading_20_1">
      <style:text-properties fo:color="#0066ff" fo:font-size="22pt" officeooo:rsid="0014faa3" officeooo:paragraph-rsid="0014faa3" style:font-size-asian="22pt" style:font-size-complex="22pt"/>
    </style:style>
    <style:style style:name="T1" style:family="text">
      <style:text-properties officeooo:rsid="000d1138"/>
    </style:style>
    <style:style style:name="T2" style:family="text">
      <style:text-properties fo:font-size="14pt" officeooo:rsid="00113b5c" style:font-size-asian="14pt" style:font-size-complex="14pt"/>
    </style:style>
    <style:style style:name="T3" style:family="text">
      <style:text-properties fo:font-size="14pt" officeooo:rsid="000d1138" style:font-size-asian="14pt" style:font-size-complex="14pt"/>
    </style:style>
    <style:style style:name="T4" style:family="text">
      <style:text-properties fo:font-size="14pt" fo:font-weight="bold" officeooo:rsid="00113b5c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1141" style:font-size-asian="14pt" style:font-weight-asian="bold" style:font-size-complex="14pt" style:font-weight-complex="bold"/>
    </style:style>
    <style:style style:name="T6" style:family="text">
      <style:text-properties officeooo:rsid="000f3d1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7b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to PADM</text:p>
      <text:p text:style-name="Subtitle">Realização de um controlador para quadrirrotor</text:p>
      <text:p text:style-name="P1"/>
      <text:p text:style-name="P1"/>
      <text:h text:style-name="P18" text:outline-level="1">Objetivos</text:h>
      <text:list xml:id="list1977037254579253022" text:style-name="L1">
        <text:list-item>
          <text:p text:style-name="P5"><text:span text:style-name="T5">Título</text:span><text:span text:style-name="T4">:</text:span><text:span text:style-name="T2"> </text:span><text:span text:style-name="T3">Controle e Telemetria para Drone</text:span></text:p>
          <text:p text:style-name="P6"/>
        </text:list-item>
      </text:list>
      <text:list xml:id="list1550812667007492629" text:style-name="L2">
        <text:list-item>
          <text:p text:style-name="P8"><text:span text:style-name="T7">Tema:</text:span> <text:span text:style-name="T1">Realizar um aplicativo que seja capaz de reproduzir vídeo enviado pelo sistema de telemetria incorporado a um drone e ainda sirva de controle para a navegação do mesmo.</text:span></text:p>
        </text:list-item>
      </text:list>
      <text:p text:style-name="P1"/>
      <text:p text:style-name="P1"/>
      <text:p text:style-name="P1"/>
      <text:h text:style-name="P18" text:outline-level="1">Resumo</text:h>
      <text:p text:style-name="Text_20_body"/>
      <text:h text:style-name="Heading_20_2" text:outline-level="2">Contexto</text:h>
      <text:list xml:id="list7383787483657797204" text:style-name="L3">
        <text:list-header>
          <text:p text:style-name="P7">A motivacao do desenvolvimento deste projeto é continuar o desenvolvimento de solucoes que utilizem drones. Para tal, o uso de um controle via celular tornaria mais facil e barata a adocao de tal solucao, uma vez que seria possível evitar a compra de controles especificos de aeromodelismo, que muitas vezes são importados, e consequentemente, caros.</text:p>
          <text:p text:style-name="P7"/>
          <text:p text:style-name="P10">Alem de beneficiar usuarios em geral devido ao barateamento do uso da solucao, em especial beneficiaria desenvolvedores desta tecnologia tambem por ser um codigo disponibilizado publicamente via Git.</text:p>
          <text:p text:style-name="P7"/>
        </text:list-header>
      </text:list>
      <text:h text:style-name="Heading_20_2" text:outline-level="2">Problema</text:h>
      <text:list xml:id="list235526016582248" text:continue-numbering="true" text:style-name="L3">
        <text:list-header>
          <text:p text:style-name="P10">Atualmente o metodo mais comum de se controlar dispositivos de aeromodelismo continua sendo via controle dedicado a tal aplicacao. <text:span text:style-name="T6">E</text:span>m que muitas vezes estes controles possuem uma tela simples de fundo verde que serve apenas para configuracao de parametros <text:span text:style-name="T6">do sistema</text:span>, e botoes dedicados para controle de velocidade, altura, propulsao, entre outros.</text:p>
          <text:p text:style-name="P10"/>
          <text:p text:style-name="P11">Sendo comum a compra de oculos de realidade virtual para sistema de telemetria.</text:p>
          <text:p text:style-name="P10"/>
        </text:list-header>
      </text:list>
      <text:h text:style-name="Heading_20_2" text:outline-level="2"><text:soft-page-break/>Proposta</text:h>
      <text:list xml:id="list235525051805847" text:continue-numbering="true" text:style-name="L3">
        <text:list-header>
          <text:p text:style-name="P10">Ao inves de utilizar o controle convencional, se propoe o uso de um celular. Aproveitando um recurso que muitas pessoas já tem e ainda permitindo o uso de telemetria direto no controle, <text:span text:style-name="T6">evitando a compra de dois hardwares.</text:span></text:p>
          <text:p text:style-name="P9"/>
        </text:list-header>
      </text:list>
      <text:h text:style-name="Heading_20_2" text:outline-level="2">Justificativa</text:h>
      <text:list xml:id="list235527065081531" text:continue-numbering="true" text:style-name="L3">
        <text:list-header>
          <text:p text:style-name="P11">A abordagem é adequada por conseguir suprir as principais funcoes de um controle convencional, ou seja, realizar a navegacao de aeromodelos no espaco e ainda de forma intuitiva, podendo utilizar dos sensores de posicao do celular.</text:p>
          <text:p text:style-name="P11"/>
          <text:p text:style-name="P11">A grande vantagem deste sistema é aproveitar um recurso que muitas pessoas já tem para o controle do drone. E por ser mais versatil e potente que um controle convencional, pode-se ainda armazenar informacoes sobre o voo, gerar relatórios, compartilhar dados com outros dispositivos e utilizar de outros recursos que um celular a possui.</text:p>
        </text:list-header>
      </text:list>
      <text:p text:style-name="P2"/>
      <text:p text:style-name="P4">Comparado a outras alcacoes do mercado, este software planja atingir funcionalidades muito basicas quando comparados a aplicativos como DJI GO, Drone Deploy, em que o controle da aeronave é feito de forma autonoma. Sendo que no Drone Deploy, é possível se determinar uma area, pela qual o drone ira retirar fotos, para que um mapa 3D seja montado pelos servidores da empresa.</text:p>
      <text:p text:style-name="P4"/>
      <text:p text:style-name="P4"/>
      <text:p text:style-name="P4"/>
      <text:p text:style-name="P4">Ainda assim, <text:span text:style-name="T8">o</text:span> maior motivo para elaborar este projeto é a compatibilidade com o drone sendo utilisado, uma vez que tais empresas tem o app voltado a um grupo muito seleto de aeronaves ou apenas aos drones fabricados por ela<text:span text:style-name="T8">s</text:span> mesma<text:span text:style-name="T8">s</text:span>.</text:p>
      <text:list xml:id="list235525974512857" text:continue-numbering="true" text:style-name="L3">
        <text:list-header>
          <text:p text:style-name="P12"/>
          <text:p text:style-name="P14">Sendo possível, em uma segunda etapa, tornar o modulo de controle de veiculos aereos apenas um modulo menor dentro de um analisador de imagens, ou de um sistema de controle qualidade após analise das imagens geradas pelo drone.</text:p>
          <text:p text:style-name="P9"/>
        </text:list-header>
      </text:list>
      <text:h text:style-name="Heading_20_2" text:outline-level="2">Integrantes:</text:h>
      <text:list xml:id="list235526937707766" text:continue-numbering="true" text:style-name="L3">
        <text:list-header>
          <text:p text:style-name="P15">Willian Ribeiro Correa – 11018010</text:p>
          <text:p text:style-name="P13">Fabio</text:p>
        </text:list-header>
      </text:list>
      <text:p text:style-name="P3"><text:tab/>Igor</text:p>
      <text:p text:style-name="P1"/>
      <text:p text:style-name="P1"/>
      <text:p text:style-name="P1"/>
      <text:p text:style-name="P1"><text:soft-page-break/></text:p>
      <text:p text:style-name="P1"/>
      <text:h text:style-name="P19" text:outline-level="1">Introducao</text:h>
      <text:p text:style-name="P1"/>
      <text:p text:style-name="P1"/>
      <text:p text:style-name="P1"/>
      <text:p text:style-name="P1"/>
      <text:h text:style-name="P19" text:outline-level="1">Metodologia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2:13:49.668301839</meta:creation-date>
    <dc:date>2019-08-19T23:55:24.974431769</dc:date>
    <meta:editing-duration>PT1H8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496" meta:character-count="3020" meta:non-whitespace-character-count="2569"/>
  </office:meta>
</office:document-meta>
</file>